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4.8445in" svg:width="3.8528in" svg:height="9.6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09:47:59.137898182</meta:creation-date>
    <meta:print-date>2025-02-01T11:13:20.435376851</meta:print-date>
    <meta:printed-by>PDF files</meta:printed-by>
    <dc:date>2025-02-01T11:52:32.330618888</dc:date>
    <meta:editing-duration>PT44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i mathvariant="italic">If</mi>
            <mrow>
              <mi>n</mi>
              <mo stretchy="false">=</mo>
              <mn>0</mn>
            </mrow>
            <mi>,</mi>
            <mi mathvariant="italic">Fib</mi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text/>
            <mi mathvariant="italic">If</mi>
            <mrow>
              <mi>n</mi>
              <mo stretchy="false">=</mo>
              <mn>1</mn>
            </mrow>
            <mi>,</mi>
            <mi mathvariant="italic">Fib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n>1</mn>
            </mrow>
          </mrow>
        </mtd>
      </mtr>
      <mtr>
        <mtd>
          <mrow>
            <mtext/>
            <mi mathvariant="italic">For</mi>
            <mrow>
              <mi>n</mi>
              <mo stretchy="false">=</mo>
              <mn>0</mn>
            </mrow>
            <mi>,</mi>
            <mrow>
              <mfrac>
                <mrow>
                  <msup>
                    <mi>ϕ</mi>
                    <mn>0</mn>
                  </msup>
                  <mo stretchy="false">−</mo>
                  <msup>
                    <mi>ψ</mi>
                    <mn>0</mn>
                  </msup>
                </mrow>
                <msqrt>
                  <mn>5</mn>
                </msqrt>
              </mfrac>
              <mo stretchy="false">=</mo>
              <mn>0</mn>
            </mrow>
          </mrow>
        </mtd>
      </mtr>
      <mtr>
        <mtd>
          <mrow>
            <mtext/>
            <mi mathvariant="italic">For</mi>
            <mrow>
              <mi>n</mi>
              <mo stretchy="false">=</mo>
              <mn>1</mn>
            </mrow>
            <mi>,</mi>
            <mrow>
              <mfrac>
                <mrow>
                  <msup>
                    <mi>ϕ</mi>
                    <mn>1</mn>
                  </msup>
                  <mo stretchy="false">−</mo>
                  <msup>
                    <mi>ψ</mi>
                    <mn>1</mn>
                  </msup>
                </mrow>
                <msqrt>
                  <mn>5</mn>
                </msqrt>
              </mfrac>
              <mo stretchy="false">=</mo>
              <mfrac>
                <mrow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  <mo stretchy="false">−</mo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</mrow>
                <msqrt>
                  <mn>5</mn>
                </msqrt>
              </mfrac>
              <mo stretchy="false">=</mo>
              <mn>1</mn>
            </mrow>
          </mrow>
        </mtd>
      </mtr>
      <mtr>
        <mtd>
          <mrow>
            <mtext/>
            <mi mathvariant="italic">Base</mi>
            <mi mathvariant="italic">cases</mi>
            <mi mathvariant="italic">hold</mi>
          </mrow>
        </mtd>
      </mtr>
      <mtr>
        <mtd>
          <mrow/>
        </mtd>
      </mtr>
      <mtr>
        <mtd>
          <mrow>
            <mtext/>
            <mi mathvariant="italic">Assume</mi>
            <mi mathvariant="italic">true</mi>
            <mi mathvariant="italic">for</mi>
            <mrow>
              <mi>n</mi>
              <mo stretchy="false">=</mo>
              <mi>k</mi>
            </mrow>
            <mi>,</mi>
            <mrow>
              <mi>n</mi>
              <mo stretchy="false">=</mo>
              <mrow>
                <mi>k</mi>
                <mo stretchy="false">−</mo>
                <mn>1</mn>
              </mrow>
            </mrow>
          </mrow>
        </mtd>
      </mtr>
      <mtr>
        <mtd>
          <mrow>
            <mtext/>
            <mi mathvariant="italic">For</mi>
            <mrow>
              <mi>n</mi>
              <mo stretchy="false">=</mo>
              <mrow>
                <mi>k</mi>
                <mo stretchy="false">+</mo>
                <mn>1</mn>
              </mrow>
            </mrow>
            <mi>,</mi>
          </mrow>
        </mtd>
      </mtr>
      <mtr>
        <mtd>
          <mrow/>
        </mtd>
      </mtr>
      <mtr>
        <mtd>
          <mrow>
            <mi mathvariant="italic">Fib</mi>
            <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  <mo stretchy="false">=</mo>
              <mfrac>
                <mrow>
                  <msup>
                    <mi>ϕ</mi>
                    <mi>k</mi>
                  </msup>
                  <mo stretchy="false">−</mo>
                  <msup>
                    <mi>ψ</mi>
                    <mi>k</mi>
                  </msup>
                  <mo stretchy="false">+</mo>
                  <msup>
                    <mi>ϕ</mi>
                    <mrow>
                      <mi>k</mi>
                      <mo stretchy="false">−</mo>
                      <mn>1</mn>
                    </mrow>
                  </msup>
                  <mo stretchy="false">−</mo>
                  <msup>
                    <mi>ψ</mi>
                    <mrow>
                      <mi>k</mi>
                      <mo stretchy="false">−</mo>
                      <mn>1</mn>
                    </mrow>
                  </msup>
                </mrow>
                <msqrt>
                  <mn>5</mn>
                </msqrt>
              </mfrac>
            </mrow>
          </mrow>
        </mtd>
      </mtr>
      <mtr>
        <mtd>
          <mrow>
            <mi mathvariant="italic">Fib</mi>
            <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  <mo stretchy="false">=</mo>
              <mfrac>
                <mrow>
                  <msup>
                    <mi>ϕ</mi>
                    <mrow>
                      <mi>k</mi>
                      <mo stretchy="false">−</mo>
                      <mn>1</mn>
                    </mrow>
                  </msup>
                  <mrow>
                    <mrow>
                      <mo fence="true" form="prefix" stretchy="false">(</mo>
                      <mrow>
                        <mrow>
                          <mi>ϕ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−</mo>
                    <msup>
                      <mi>ψ</mi>
                      <mrow>
                        <mi>k</mi>
                        <mo stretchy="false">−</mo>
                        <mn>1</mn>
                      </mrow>
                    </msup>
                  </mrow>
                  <mrow>
                    <mo fence="true" form="prefix" stretchy="false">(</mo>
                    <mrow>
                      <mrow>
                        <mi>ψ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sqrt>
                  <mn>5</mn>
                </msqrt>
              </mfrac>
            </mrow>
          </mrow>
        </mtd>
      </mtr>
      <mtr>
        <mtd>
          <mrow>
            <mtext/>
            <mi mathvariant="italic">The</mi>
            <mi mathvariant="italic">properties</mi>
            <mi mathvariant="italic">of</mi>
            <mi>ϕ</mi>
            <mtext>and</mtext>
            <mi>ψ</mi>
            <mi mathvariant="italic">are</mi>
            <mi mathvariant="italic">such</mi>
            <mi mathvariant="italic">that</mi>
          </mrow>
        </mtd>
      </mtr>
      <mtr>
        <mtd>
          <mrow/>
        </mtd>
      </mtr>
      <mtr>
        <mtd>
          <mrow>
            <mrow>
              <mrow>
                <mi>ϕ</mi>
                <mo stretchy="false">+</mo>
                <mn>1</mn>
              </mrow>
              <mo stretchy="false">=</mo>
              <msup>
                <mi>ϕ</mi>
                <mn>2</mn>
              </msup>
            </mrow>
            <mtext>and</mtext>
            <mrow>
              <mrow>
                <mi>ψ</mi>
                <mo stretchy="false">+</mo>
                <mn>1</mn>
              </mrow>
              <mo stretchy="false">=</mo>
              <msup>
                <mi>ψ</mi>
                <mn>2</mn>
              </msup>
            </mrow>
          </mrow>
        </mtd>
      </mtr>
      <mtr>
        <mtd>
          <mrow/>
        </mtd>
      </mtr>
      <mtr>
        <mtd>
          <mrow>
            <mtext/>
            <mi mathvariant="italic">Therefore</mi>
          </mrow>
        </mtd>
      </mtr>
      <mtr>
        <mtd>
          <mrow>
            <mi mathvariant="italic">Fib</mi>
            <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  <mo stretchy="false">=</mo>
              <mfrac>
                <mrow>
                  <msup>
                    <mi>ϕ</mi>
                    <mrow>
                      <mi>k</mi>
                      <mo stretchy="false">−</mo>
                      <mn>1</mn>
                    </mrow>
                  </msup>
                  <mrow>
                    <msup>
                      <mi>ϕ</mi>
                      <mn>2</mn>
                    </msup>
                    <mo stretchy="false">−</mo>
                    <msup>
                      <mi>ψ</mi>
                      <mrow>
                        <mi>k</mi>
                        <mo stretchy="false">−</mo>
                        <mn>1</mn>
                      </mrow>
                    </msup>
                  </mrow>
                  <msup>
                    <mi>ψ</mi>
                    <mn>2</mn>
                  </msup>
                </mrow>
                <msqrt>
                  <mn>5</mn>
                </msqrt>
              </mfrac>
              <mo stretchy="false">=</mo>
              <mfrac>
                <mrow>
                  <msup>
                    <mi>ϕ</mi>
                    <mrow>
                      <mi>k</mi>
                      <mo stretchy="false">+</mo>
                      <mn>1</mn>
                    </mrow>
                  </msup>
                  <mo stretchy="false">−</mo>
                  <msup>
                    <mi>ψ</mi>
                    <mrow>
                      <mi>k</mi>
                      <mo stretchy="false">+</mo>
                      <mn>1</mn>
                    </mrow>
                  </msup>
                </mrow>
                <msqrt>
                  <mn>5</mn>
                </msqrt>
              </mfrac>
            </mrow>
          </mrow>
        </mtd>
      </mtr>
      <mtr>
        <mtd>
          <mrow/>
        </mtd>
      </mtr>
      <mtr>
        <mtd>
          <mrow>
            <mtext/>
            <mi mathvariant="italic">By</mi>
            <mi mathvariant="italic">induction</mi>
            <mi>,</mi>
            <mi mathvariant="italic">the</mi>
            <mi mathvariant="italic">proof</mi>
            <mi mathvariant="italic">holds</mi>
            <mi mathvariant="italic">for</mi>
            <mi mathvariant="italic">all</mi>
            <mi>n</mi>
          </mrow>
        </mtd>
      </mtr>
      <mtr>
        <mtd>
          <mrow/>
        </mtd>
      </mtr>
      <mtr>
        <mtd>
          <mrow>
            <mtext/>
            <mi mathvariant="italic">Next</mi>
            <mi mathvariant="italic">we</mi>
            <mi mathvariant="italic">must</mi>
            <mi mathvariant="italic">prove</mi>
            <mi mathvariant="italic">that</mi>
            <mi mathvariant="italic">Fib</mi>
            <mrow>
              <mo fence="true" form="prefix" stretchy="false">(</mo>
              <mrow>
                <mi>n</mi>
              </mrow>
              <mo fence="true" form="postfix" stretchy="false">)</mo>
            </mrow>
            <mi mathvariant="italic">is</mi>
            <mi mathvariant="italic">the</mi>
            <mi mathvariant="italic">closest</mi>
            <mi mathvariant="italic">integer</mi>
            <mtext>to</mtext>
            <mfrac>
              <msup>
                <mi>ϕ</mi>
                <mi>n</mi>
              </msup>
              <msqrt>
                <mn>5</mn>
              </msqrt>
            </mfrac>
          </mrow>
        </mtd>
      </mtr>
      <mtr>
        <mtd>
          <mrow>
            <mtext>This is equivalent to showing that </mtext>
            <mrow>
              <mrow>
                <mo fence="true" form="prefix" stretchy="true">|</mo>
                <mrow>
                  <mfrac>
                    <msup>
                      <mi>ψ</mi>
                      <mi>n</mi>
                    </msup>
                    <msqrt>
                      <mn>5</mn>
                    </msqrt>
                  </mfrac>
                </mrow>
                <mo fence="true" form="postfix" stretchy="true">|</mo>
              </mrow>
              <mo stretchy="false">&lt;</mo>
              <mfrac>
                <mn>1</mn>
                <mn>2</mn>
              </mfrac>
            </mrow>
          </mrow>
        </mtd>
      </mtr>
      <mtr>
        <mtd>
          <mrow>
            <mtext>For the base case </mtext>
            <mrow>
              <mi>n</mi>
              <mo stretchy="false">=</mo>
              <mn>0</mn>
            </mrow>
            <mi>,</mi>
          </mrow>
        </mtd>
      </mtr>
      <mtr>
        <mtd>
          <mrow/>
        </mtd>
      </mtr>
      <mtr>
        <mtd>
          <mrow>
            <mrow>
              <mo fence="true" form="prefix" stretchy="true">|</mo>
              <mrow>
                <mfrac>
                  <msup>
                    <mi>ψ</mi>
                    <mn>0</mn>
                  </msup>
                  <msqrt>
                    <mn>5</mn>
                  </msqrt>
                </mfrac>
              </mrow>
              <mo fence="true" form="postfix" stretchy="true">|</mo>
            </mrow>
            <mo stretchy="false">=</mo>
            <mfrac>
              <mn>1</mn>
              <msqrt>
                <mn>5</mn>
              </msqrt>
            </mfrac>
            <mo stretchy="false">&lt;</mo>
            <mfrac>
              <mn>1</mn>
              <mn>2</mn>
            </mfrac>
          </mrow>
        </mtd>
      </mtr>
      <mtr>
        <mtd>
          <mrow>
            <mtext/>
            <mi mathvariant="italic">Assuming</mi>
            <mrow>
              <mrow>
                <mo fence="true" form="prefix" stretchy="true">|</mo>
                <mrow>
                  <mfrac>
                    <msup>
                      <mi>ψ</mi>
                      <mi>k</mi>
                    </msup>
                    <msqrt>
                      <mn>5</mn>
                    </msqrt>
                  </mfrac>
                </mrow>
                <mo fence="true" form="postfix" stretchy="true">|</mo>
              </mrow>
              <mo stretchy="false">&lt;</mo>
              <mfrac>
                <mn>1</mn>
                <mn>2</mn>
              </mfrac>
            </mrow>
            <mi>,</mi>
          </mrow>
        </mtd>
      </mtr>
      <mtr>
        <mtd>
          <mrow>
            <mtext/>
            <mi mathvariant="italic">Note</mi>
            <mi mathvariant="italic">that</mi>
          </mrow>
        </mtd>
      </mtr>
      <mtr>
        <mtd>
          <mrow>
            <mrow>
              <mo fence="true" form="prefix" stretchy="true">|</mo>
              <mrow>
                <mfrac>
                  <mrow>
                    <mn>1</mn>
                    <mo stretchy="false">−</mo>
                    <msqrt>
                      <mn>5</mn>
                    </msqrt>
                  </mrow>
                  <mn>2</mn>
                </mfrac>
              </mrow>
              <mo fence="true" form="postfix" stretchy="true">|</mo>
            </mrow>
            <mo stretchy="false">&lt;</mo>
            <mn>1</mn>
          </mrow>
        </mtd>
      </mtr>
      <mtr>
        <mtd>
          <mrow>
            <msup>
              <mi>ψ</mi>
              <mrow>
                <mi>k</mi>
                <mo stretchy="false">+</mo>
                <mn>1</mn>
              </mrow>
            </msup>
            <mo stretchy="false">=</mo>
            <mrow>
              <msup>
                <mi>ψ</mi>
                <mi>k</mi>
              </msup>
              <mfrac>
                <mrow>
                  <mn>1</mn>
                  <mo stretchy="false">−</mo>
                  <msqrt>
                    <mn>5</mn>
                  </msqrt>
                </mrow>
                <mn>2</mn>
              </mfrac>
            </mrow>
          </mrow>
        </mtd>
      </mtr>
      <mtr>
        <mtd>
          <mrow>
            <mtext/>
            <mi mathvariant="italic">Therefore</mi>
          </mrow>
        </mtd>
      </mtr>
      <mtr>
        <mtd>
          <mrow>
            <mrow>
              <mo fence="true" form="prefix" stretchy="true">|</mo>
              <mrow>
                <mfrac>
                  <msup>
                    <mi>ψ</mi>
                    <mrow>
                      <mi>k</mi>
                      <mo stretchy="false">+</mo>
                      <mn>1</mn>
                    </mrow>
                  </msup>
                  <msqrt>
                    <mn>5</mn>
                  </msqrt>
                </mfrac>
              </mrow>
              <mo fence="true" form="postfix" stretchy="true">|</mo>
            </mrow>
            <mo stretchy="false">&lt;</mo>
            <mrow>
              <mo fence="true" form="prefix" stretchy="true">|</mo>
              <mrow>
                <mfrac>
                  <msup>
                    <mi>ψ</mi>
                    <mi>k</mi>
                  </msup>
                  <msqrt>
                    <mn>5</mn>
                  </msqrt>
                </mfrac>
              </mrow>
              <mo fence="true" form="postfix" stretchy="true">|</mo>
            </mrow>
          </mrow>
        </mtd>
      </mtr>
      <mtr>
        <mtd>
          <mrow>
            <mtext/>
            <mi mathvariant="italic">By</mi>
            <mi mathvariant="italic">induction</mi>
            <mrow>
              <mrow>
                <mo fence="true" form="prefix" stretchy="true">|</mo>
                <mrow>
                  <mfrac>
                    <msup>
                      <mi>ψ</mi>
                      <mi>n</mi>
                    </msup>
                    <msqrt>
                      <mn>5</mn>
                    </msqrt>
                  </mfrac>
                </mrow>
                <mo fence="true" form="postfix" stretchy="true">|</mo>
              </mrow>
              <mo stretchy="false">&lt;</mo>
              <mfrac>
                <mn>1</mn>
                <mn>2</mn>
              </mfrac>
            </mrow>
            <mi mathvariant="italic">for</mi>
            <mi mathvariant="italic">all</mi>
            <mi>n</mi>
          </mrow>
        </mtd>
      </mtr>
    </mtable>
    <annotation encoding="StarMath 5.0">""If n = 0, Fib(0) = 0
newline
""If n = 1, Fib(1) = 1
newline
""For n = 0, {%phi^0 - %psi^0} over {sqrt 5} = 0
newline
""For n = 1, {%phi^1 - %psi^1} over {sqrt 5} = {{1 + sqrt 5} over 2- {1 + sqrt 5} over 2} over {sqrt 5} = 1
newline
""Base cases hold
newline newline
""Assume true for n = k, n = k-1
newline
""For n = k+1,
newline newline
Fib(k+1) = {%phi^k-%psi^k + %phi^{k-1} - %psi^{k-1}} over {sqrt 5} 
newline
Fib(k+1) = {%phi^{k-1}(%phi + 1) - %psi^{k-1}(%psi + 1 )} over {sqrt 5} 
newline
""The properties of %phi "and" %psi are such that
newline newline
%phi+1 = %phi^2 "and" %psi+1 = %psi^2
newline newline
""Therefore
newline
Fib(k+1) = {%phi^{k-1}%phi^2 - %psi^{k-1}%psi^2} over {sqrt 5} = {%phi^{k+1}- %psi^{k+1}} over {sqrt 5} 
newline newline
""By induction, the proof holds for all n
newline newline
""Next we must prove that Fib(n) is the closest integer "to" %phi^n over sqrt 5
newline
"This is equivalent to showing that "abs{%psi^n  over sqrt 5} &lt; 1 over 2
newline
"For the base case "n=0,
newline newline
abs{%psi^0 over sqrt5}=1 over sqrt5&lt;1over2
newline
""Assuming abs{%psi^k over sqrt 5} &lt; 1 over 2,
newline
""Note that 
newline
abs{{1 - sqrt 5} over 2} &lt; 1
newline
%psi^{k+1} ={%psi^k {1 - sqrt 5} over 2} 
newline
""Therefore
newline 
abs{%psi^{k+1} over sqrt5} &lt; abs{%psi^k over sqrt5 }
newline
""By induction abs{%psi^n over sqrt 5} &lt; 1 over 2 for all n</annotation>
  </semantics>
</math>
</file>